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list-style-name="" style:master-page-name="Standard">
      <style:paragraph-properties fo:margin-left="0in" fo:margin-right="-0.5in" fo:margin-top="0in" fo:margin-bottom="0.1299in" style:contextual-spacing="false" fo:text-align="start" style:justify-single-word="false" fo:orphans="2" fo:widows="2" fo:text-indent="0in" style:auto-text-indent="false" style:page-number="auto"/>
      <style:text-properties officeooo:rsid="001e1061" officeooo:paragraph-rsid="001e1061"/>
    </style:style>
    <style:style style:name="P2" style:family="paragraph" style:parent-style-name="Normal_20__28_Web_29_">
      <style:paragraph-properties fo:margin-top="0in" fo:margin-bottom="0.1299in" style:contextual-spacing="false"/>
      <style:text-properties style:font-name="Arial" fo:font-size="10pt" officeooo:paragraph-rsid="001951f3" style:font-size-asian="10pt" style:font-name-complex="Arial1" style:font-size-complex="10pt"/>
    </style:style>
    <style:style style:name="P3" style:family="paragraph" style:parent-style-name="Normal_20__28_Web_29_">
      <style:paragraph-properties fo:margin-top="0in" fo:margin-bottom="0.1299in" style:contextual-spacing="false"/>
      <style:text-properties style:font-name="Arial" fo:font-size="10pt" officeooo:rsid="001e1061" officeooo:paragraph-rsid="001e1061" style:font-size-asian="10pt" style:font-name-complex="Arial1" style:font-size-complex="10pt"/>
    </style:style>
    <style:style style:name="P4" style:family="paragraph" style:parent-style-name="Normal_20__28_Web_29_">
      <style:paragraph-properties fo:margin-top="0in" fo:margin-bottom="0.1299in" style:contextual-spacing="false"/>
      <style:text-properties style:font-name="Arial" fo:font-size="10pt" officeooo:rsid="001f08a0" officeooo:paragraph-rsid="001f08a0" style:font-size-asian="10pt" style:font-name-complex="Arial1" style:font-size-complex="10pt"/>
    </style:style>
    <style:style style:name="P5" style:family="paragraph" style:parent-style-name="Normal_20__28_Web_29_">
      <style:paragraph-properties fo:margin-top="0in" fo:margin-bottom="0.1299in" style:contextual-spacing="false"/>
      <style:text-properties style:font-name="Arial" fo:font-size="10pt" officeooo:rsid="001f08a0" officeooo:paragraph-rsid="00209425" style:font-size-asian="10pt" style:font-name-complex="Arial1" style:font-size-complex="10pt"/>
    </style:style>
    <style:style style:name="P6" style:family="paragraph" style:parent-style-name="Normal_20__28_Web_29_" style:list-style-name="">
      <style:paragraph-properties fo:margin-top="0in" fo:margin-bottom="0.2in" style:contextual-spacing="false"/>
      <style:text-properties officeooo:paragraph-rsid="00196af9"/>
    </style:style>
    <style:style style:name="P7" style:family="paragraph" style:parent-style-name="Normal_20__28_Web_29_" style:list-style-name="">
      <style:paragraph-properties fo:margin-top="0in" fo:margin-bottom="0.2in" style:contextual-spacing="false"/>
      <style:text-properties officeooo:paragraph-rsid="001e1061"/>
    </style:style>
    <style:style style:name="P8" style:family="paragraph" style:parent-style-name="Normal_20__28_Web_29_" style:list-style-name="">
      <style:paragraph-properties fo:margin-top="0in" fo:margin-bottom="0.2in" style:contextual-spacing="false"/>
      <style:text-properties officeooo:rsid="001e1061" officeooo:paragraph-rsid="001e1061"/>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officeooo:rsid="001e1061" style:font-size-asian="10pt" style:font-name-complex="Arial1" style:font-size-complex="10pt"/>
    </style:style>
    <style:style style:name="T3" style:family="text">
      <style:text-properties style:font-name="Arial" fo:font-weight="bold" style:font-weight-asian="bold" style:font-name-complex="Arial1"/>
    </style:style>
    <style:style style:name="T4" style:family="text">
      <style:text-properties fo:font-size="10pt" style:font-size-asian="10pt" style:font-size-complex="10pt"/>
    </style:style>
    <style:style style:name="T5" style:family="text">
      <style:text-properties officeooo:rsid="001e1061"/>
    </style:style>
    <style:style style:name="T6" style:family="text">
      <style:text-properties officeooo:rsid="00209425"/>
    </style:style>
    <style:style style:name="T7" style:family="text">
      <style:text-properties officeooo:rsid="0020a4bd"/>
    </style:style>
    <style:style style:name="T8" style:family="text">
      <style:text-properties officeooo:rsid="0020e9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oft-page-break/><text:span text:style-name="T3">LIKENESS AND LIABILITY RELEASE FORM</text:span></text:h>
      <text:p text:style-name="P2"><text:span text:style-name="T5">I </text:span><text:s/>_____________________________(name), <text:span text:style-name="T5">do hereby grant</text:span> RoleModel Enterprises, LLC, <text:span text:style-name="T5">its officers, agents, contractors, employees, and assigns permission to record my likeness and/or voice and/or possessions with still photography or video; to edit those photographs or video, and to incorporate them into exhibits. Web sites, movies, and video presentations.</text:span></text:p>
      <text:p text:style-name="P3">I agree that RoleModel Enterprises, LLC, may use these photographs and/or videos, as well as recordings of my voice, in any and all publications, advertising, publicity or promotional material, educational material, news media, magazines, books, videos, internet materials, or any other media.</text:p>
      <text:p text:style-name="P3">I authorize the use of my name, likeness, and biographical and other information concerning me in connection with the exhibition, advertising, promotion, or any other use of these photographs and/or videos.</text:p>
      <text:p text:style-name="P3">I hereby waive any right to inspect or to approve the still photographs and/or videos or the editorial or printed matter that may be used in conjunction with them.</text:p>
      <text:p text:style-name="P3">I understand and agree that such materials shall become and remain the sole property of RoleModel Enterprises, LLC, and I shall have no right or title to such items. I further understand and agree that these materials may be kept on file and/or used by RoleModel Enterprises, LLC, for potential future uses and further agree to release RoleModel Enterprises, LLC, from any liability arising from or in connection with the taking, use, publication, dissemination of such materials.</text:p>
      <text:p text:style-name="P3">I hereby release, discharge, and agree to hold harmless RoleModel Enterprises, LLC, its officers, agents, employees, and assigns from any claims, damages, liabilities, costs, and expenses that I now have or my hereafter have by reason of any use of the videos and/or photographs.</text:p>
      <text:p text:style-name="P4">I recognize there are certain inherent risks associated with production of photography or video <text:span text:style-name="T8">(including but not limited to working in or near moving vehicles, throwing small objects, and climbing bleachers)</text:span> and I assume full responsibility for personal injury to myself and further release and discharge RoleModel Enterprises, LLC, for injury, loss or damage arising out of my participation in media production or presence upon the facilities of RoleModel Enterprises, LLC, and property of RoleModel Enterprises, LLC's president, Lisa Schaefer, whether caused by the fault of myself, RoleModel Enterprises, LLC, or other third parties.</text:p>
      <text:p text:style-name="P5"><text:span text:style-name="T6">I agree to indemnify and defend RoleModel Enterprises, LLC, against all claims, causes of action, damages, judgments, costs or expenses, including attorney fees and other litigation costs, which may in any way arise from my participation in </text:span>media production or presence upon the facilities of RoleModel Enterprises, LLC, and property of RoleModel Enterprises, LLC's president, Lisa Schaefer. <text:span text:style-name="T7">Any legal or equitable claim that may arise from participation in the above shall be resolved under Arizona law.</text:span></text:p>
      <text:p text:style-name="P3">I further agree that the foregoing release is intended to be broad and inclusive and that if any portion of it is held invalid, the balance shall, notwithstanding, continue in full legal force and effect.</text:p>
      <text:p text:style-name="P3">I have read this release, fully understand its terms, and understand that I am giving up rights, including my right to sue for any reason. I acknowledge that I am signing the release freely and voluntarily, and intend my signature to be a complete and unconditional release of all liability to the greatest extent allowed by law.</text:p>
      <text:h text:style-name="P6" text:outline-level="1"><text:span text:style-name="T2">Print Name </text:span><text:span text:style-name="T4"><text:s/></text:span><text:span text:style-name="T1">____________________________________________</text:span></text:h>
      <text:h text:style-name="P7" text:outline-level="1"><text:span text:style-name="T2">Signature <text:s/></text:span><text:span text:style-name="T4"><text:s/></text:span><text:span text:style-name="T1">____________________________________________ <text:s text:c="3"/></text:span><text:span text:style-name="T2">Date ___________________________</text:span></text:h>
      <text:h text:style-name="P7" text:outline-level="1"><text:span text:style-name="T2">Print Name of Parent/Guardian if Minor </text:span><text:span text:style-name="T4"><text:s/></text:span><text:span text:style-name="T1">____________________________________________</text:span></text:h>
      <text:h text:style-name="P7" text:outline-level="1"><text:span text:style-name="T2">Signature of Parent/Guardian</text:span><text:span text:style-name="T1">________________________________________ <text:s text:c="3"/></text:span><text:span text:style-name="T2">Date ____________________</text:span></text:h>
      <text:h text:style-name="P8" text:outline-level="1"><text:span text:style-name="T2">A</text:span><text:span text:style-name="T1">ddress ________________________________________________________________________________</text:span></text:h>
      <text:h text:style-name="P7" text:outline-level="1"><text:span text:style-name="T2">City, State <text:s text:c="2"/>____________________________________________ <text:s text:c="2"/>Zip Code _______________________</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in" fo:margin-bottom="0.1945in" style:contextual-spacing="false"/>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3T21:55:37.795377413</meta:creation-date>
    <dc:date>2017-03-16T20:22:30.017842310</dc:date>
    <meta:editing-duration>PT3H33M30S</meta:editing-duration>
    <meta:editing-cycles>13</meta:editing-cycles>
    <meta:generator>LibreOffice/4.2.8.2$Linux_X86_64 LibreOffice_project/420m0$Build-2</meta:generator>
    <meta:document-statistic meta:table-count="0" meta:image-count="0" meta:object-count="0" meta:page-count="2" meta:paragraph-count="17" meta:word-count="564" meta:character-count="3999" meta:non-whitespace-character-count="3437"/>
  </office:meta>
</office:document-meta>
</file>